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language="grc" fo:country="GR" fo:font-weight="bold" style:font-weight-asian="bold" style:font-weight-complex="bold"/>
    </style:style>
    <style:style style:name="P2" style:family="paragraph" style:parent-style-name="Preformatted_20_Text">
      <style:text-properties fo:color="#c9211e" loext:opacity="100%" fo:language="grc" fo:country="GR"/>
    </style:style>
    <style:style style:name="P3" style:family="paragraph" style:parent-style-name="Preformatted_20_Text">
      <style:text-properties fo:language="grc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Τὸ Εὐαγγέλιον τοῦ Ἑσπερινοῦ τοῦ Πάσχα (Ἀγάπη) <text:s text:c="15"/>Injili ya Mkesha wa Pasaka (Upendo)</text:p>
      <text:p text:style-name="P2"/>
      <text:p text:style-name="P2">Κατὰ τὴν ἀπόδοση τῆς Ἀποστολικῆς <text:s text:c="28"/>Kulingana na utendaji wa Kanisa la Mitume</text:p>
      <text:p text:style-name="P2">Διακονίας τῆς Ἐκκλησίας τῆς Ἑλλάδος <text:s text:c="25"/>Huduma ya Kanisa la Ugiriki</text:p>
      <text:p text:style-name="P2">Ὥστε νὰ καταστοῦμε ἱκανοὶ νὰ ἀκούσουμε <text:s text:c="22"/>Wacha tuwe na uwezo wa kusikia</text:p>
      <text:p text:style-name="P2">τὸ Ἅγιο Εὐαγγέλιο, <text:s text:c="42"/>Injili takatifu,</text:p>
      <text:p text:style-name="P2">ἂς ἱκετεύσουμε τὸν Κύριο, τὸν Θεόν μας. <text:s text:c="21"/>Tumsihi Bwana, Mungu wetu.</text:p>
      <text:p text:style-name="P3"/>
      <text:p text:style-name="P3">Σοφία. Ὀρθοί. <text:s text:c="47"/>Sophia. Moja kwa moja.</text:p>
      <text:p text:style-name="P3"/>
      <text:p text:style-name="P3">Ἂς ἀκούσουμε τὸ Ἅγιο Εὐαγγέλιο. <text:s text:c="29"/>Tusikie Injili Takatifu.</text:p>
      <text:p text:style-name="P3"/>
      <text:p text:style-name="P3">Εἰρήνη σὲ ὅλους. <text:s text:c="44"/>Amani kwa wote.</text:p>
      <text:p text:style-name="P3"/>
      <text:p text:style-name="P3">Ἀπὸ τὸ κατὰ Ἰωάννη Ἅγιο Εὐαγγέλιο, τὸ Ἀνάγνωσμα. <text:s text:c="12"/>Kutoka kwa Injili Takatifu kulingana na Yohana, Somo.</text:p>
      <text:p text:style-name="P3"/>
      <text:p text:style-name="P3">Ἂς προσέξουμε. <text:s text:c="46"/>Tuwe makini.</text:p>
      <text:p text:style-name="P3"/>
      <text:p text:style-name="P3">Κατὰ τὴν ἑσπέραν τῆς ἡμέρας ἐκείνης, <text:s text:c="24"/>Jioni ya siku hiyo,</text:p>
      <text:p text:style-name="P3">τῆς πρώτης ἑβδομάδος, <text:s text:c="39"/>wiki ya kwanza,</text:p>
      <text:p text:style-name="P3">καὶ ἐνῷ οἱ πόρτες ἦσαν κλειστές, <text:s text:c="28"/>na wakati milango imefungwa.</text:p>
      <text:p text:style-name="P3">ἐκεῖ ποὺ ἦσαν συγκεντρωμένοι οἱ μαθηταί, <text:s text:c="20"/>ambapo wanafunzi walikuwa wamekusanyika,</text:p>
      <text:p text:style-name="P3">διότι ἐφοβοῦντο τοὺς Ἰουδαίους, <text:s text:c="29"/>kwa maana waliwaogopa Wayahudi.</text:p>
      <text:p text:style-name="P3">ἦλθε ὁ Ἰησοῦς <text:s text:c="47"/>Yesu alikuja</text:p>
      <text:p text:style-name="P3">καὶ στάθηκε εἰς τὸ μέσον καὶ τοὺς λέγει, <text:s text:c="20"/>akasimama katikati, akawaambia,</text:p>
      <text:p text:style-name="P3">«Εἰρήνη νὰ εἶναι μαζί σας». <text:s text:c="33"/>"Amani iwe nawe."</text:p>
      <text:p text:style-name="P3">Ὅταν εἶπε αὐτό, τοὺς ἔδειξε τὰ χέρια του <text:s text:c="20"/>Aliposema hivyo akawaonyesha mikono yake</text:p>
      <text:p text:style-name="P3">καὶ τὴν πλευράν του. <text:s text:c="40"/>na upande wake.</text:p>
      <text:p text:style-name="P3">Οἱ μαθηταὶ ἐχάρησαν διότι εἶδαν τὸν Κύριον. <text:s text:c="17"/>Wanafunzi walifurahi kwa sababu walimwona Bwana.</text:p>
      <text:p text:style-name="P3">Ὁ Ἰησοῦς τοὺς εἶπε πάλι, <text:s text:c="36"/>Yesu akawaambia tena,</text:p>
      <text:p text:style-name="P3">«Εἰρήνη νὰ εἶναι μαζί σας. <text:s text:c="34"/>“Amani iwe kwenu.</text:p>
      <text:p text:style-name="P3">Καθὼς ἔστειλε ἐμὲ ὁ Πατέρας <text:s text:c="33"/>Kama vile Baba alivyonituma mimi</text:p>
      <text:p text:style-name="P3">καὶ ἐγὼ στέλλω ἐσᾶς». <text:s text:c="39"/>nami ninakutuma wewe."</text:p>
      <text:p text:style-name="P3">ὅταν εἶπε αὐτὸ ἐφύσησε εἰς τὸ πρόσωπον καὶ τοὺς λέγει, <text:s text:c="6"/>aliposema hivyo akapuliza uso na kuwaambia,</text:p>
      <text:p text:style-name="P3">«Λάβετε Πνεῦμα Ἅγιον, <text:s text:c="39"/>“Pokeeni Roho Mtakatifu,</text:p>
      <text:p text:style-name="P3">ἐὰν κάποιων συγχωρήσετε τὶς ἁμαρτίες νὰ εἶναι συγχωρημένες, <text:s/>mkiwasamehe mtu dhambi zao, wamesamehewa;</text:p>
      <text:p text:style-name="P3">ἂν κανενὸς δὲν τὶς συγχωρήσετε, θὰ μείνουν ἀσυγχώρητες». <text:s text:c="4"/>ikiwa hakuna wa kuwasamehe, watakuwa wamesamehewa".</text:p>
      <text:p text:style-name="P3">Ὁ Θωμᾶς, ἕνας ἀπὸ τοὺς δώδεκα, ὁ ὀνομαζόμενος Δίδυμος, <text:s text:c="6"/>Tomaso, mmoja wa wale kumi na wawili, aitwaye Pacha.</text:p>
      <text:p text:style-name="P3">δὲν ἦτο μαζί τους ὅταν ἦλθε ὁ Ἰησοῦς. <text:s text:c="23"/>hakuwa pamoja nao Yesu alipokuja.</text:p>
      <text:p text:style-name="P3">Τοῦ εἶπαν λοιπὸν οἱ ἄλλοι μαθηταί, <text:s text:c="26"/>Basi wale wanafunzi wengine wakamwambia,</text:p>
      <text:p text:style-name="P3">«Εἴδαμε τὸν Κύριο». <text:s text:c="41"/>"Tumemwona Bwana."</text:p>
      <text:p text:style-name="P3">Αὐτὸς δὲ τοὺς εἶπε, <text:s text:c="41"/>Naye akawaambia,</text:p>
      <text:p text:style-name="P3">«Ἐὰν δὲν εἰδῶ εἰς τὰ χέρια του τὸ σημάδι ἀπὸ τὰ καρφιὰ <text:s text:c="6"/>"Ikiwa sioni alama ya misumari mikononi mwake</text:p>
      <text:p text:style-name="P3">καὶ δὲν βάλω τὸ δάκτυλό μου εἰς τὸ σημάδι ἀπὸ τὰ καρφιὰ <text:s text:c="5"/>wala sitatia kidole changu katika alama za misumari</text:p>
      <text:p text:style-name="P3">καὶ δὲν βάλω τὸ χέρι μου εἰς τὴν πλευράν του, <text:s text:c="15"/>wala sitatia mkono wangu ubavuni mwake,</text:p>
      <text:p text:style-name="P3">δὲν θὰ πιστέψω». <text:s text:c="44"/>Sitaamini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rc" fo:country="G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16:41:53.048299935</dc:date>
    <meta:editing-duration>PT1M57S</meta:editing-duration>
    <meta:editing-cycles>1</meta:editing-cycles>
    <meta:document-statistic meta:table-count="0" meta:image-count="0" meta:object-count="0" meta:page-count="1" meta:paragraph-count="39" meta:word-count="398" meta:character-count="3532" meta:non-whitespace-character-count="2126"/>
    <meta:generator>LibreOffice/7.4.3.2$Linux_X86_64 LibreOffice_project/40$Build-2</meta:generator>
  </office:meta>
</office:document-meta>
</file>